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obufJsonFormatMessageConverter.ProtobufJsonFormatMessageConverter( @ Nullable JsonFormat . Parser parser , @ Nullable JsonFormat . Printer printer , @ Nullable ExtensionRegistry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JsonFormatMessageConverter.ProtobufJsonFormatMessageConverter( @ Nullable JsonFormat . Parser parser , @ Nullable JsonFormat . Printer pr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obufJsonFormatMessageConverter.ProtobufJsonFormatMessageConverter( @ Nullable ExtensionRegistry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